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Dage</text:p>
          </table:table-cell>
          <table:table-cell table:style-name="ce3" office:value-type="string" calcext:value-type="string">
            <text:p>Month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</table:table-row>
        <table:table-row table:style-name="ro1">
          <table:table-cell office:value-type="date" office:date-value="2018-06-01" calcext:value-type="date">
            <text:p>0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a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108-06-01" calcext:value-type="date">
            <text:p>01/06/0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Perfum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8-07-13" calcext:value-type="date">
            <text:p>1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Televisio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ir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6-18" calcext:value-type="date">
            <text:p>1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a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P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Laptop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8-06-04" calcext:value-type="date">
            <text:p>0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Pendriv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6-12" calcext:value-type="date">
            <text:p>12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Table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hir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7-17" calcext:value-type="date">
            <text:p>1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teame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ock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7-06" calcext:value-type="date">
            <text:p>0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endriv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6-13" calcext:value-type="date">
            <text:p>13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hir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Watch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team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7-26" calcext:value-type="date">
            <text:p>2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ucke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Mou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Jewelr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Watch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Bucke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teame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8-07-06" calcext:value-type="date">
            <text:p>0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RAM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endriv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teame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7-22" calcext:value-type="date">
            <text:p>22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RAM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RA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8-06-21" calcext:value-type="date">
            <text:p>2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Lapto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teamer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hir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ucke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8-06-04" calcext:value-type="date">
            <text:p>0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Jean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ho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hir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7-17" calcext:value-type="date">
            <text:p>1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Watch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8-06-15" calcext:value-type="date">
            <text:p>15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Watch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Mous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hon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a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Mous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a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P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8-08-28" calcext:value-type="date">
            <text:p>28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hoe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8-07-22" calcext:value-type="date">
            <text:p>22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endriv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6-28" calcext:value-type="date">
            <text:p>2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Table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6-18" calcext:value-type="date">
            <text:p>1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ock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hoe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ho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Laptop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Bottl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7-26" calcext:value-type="date">
            <text:p>2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Bottl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Jean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ho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ottl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8-07-22" calcext:value-type="date">
            <text:p>22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ho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Jewelry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Watch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7-17" calcext:value-type="date">
            <text:p>1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Watch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7-11" calcext:value-type="date">
            <text:p>1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ock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Ba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Lapto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8-07-06" calcext:value-type="date">
            <text:p>0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Table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Jean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ucke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8-07-07" calcext:value-type="date">
            <text:p>0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ucke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ucke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6-01" calcext:value-type="date">
            <text:p>0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Table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7-11" calcext:value-type="date">
            <text:p>1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Ba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ho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8-07-07" calcext:value-type="date">
            <text:p>0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ock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8-06-28" calcext:value-type="date">
            <text:p>2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Ba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uc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teame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a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7-17" calcext:value-type="date">
            <text:p>1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ock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8-06-18" calcext:value-type="date">
            <text:p>1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ucke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8-08-28" calcext:value-type="date">
            <text:p>28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Mous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8-06-15" calcext:value-type="date">
            <text:p>15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ock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ock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8-28" calcext:value-type="date">
            <text:p>28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Mou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6-15" calcext:value-type="date">
            <text:p>15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Watc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ho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C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teame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8-07-17" calcext:value-type="date">
            <text:p>1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erfum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Jewelr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endriv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hon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6-01" calcext:value-type="date">
            <text:p>0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Mous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06-13" calcext:value-type="date">
            <text:p>13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erfum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Ba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a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8-07-06" calcext:value-type="date">
            <text:p>0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8-08-27" calcext:value-type="date">
            <text:p>27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erfum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RAM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Jewelry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Mou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8-07-02" calcext:value-type="date">
            <text:p>02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C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ottl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6-04" calcext:value-type="date">
            <text:p>0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endriv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8-08-24" calcext:value-type="date">
            <text:p>24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hon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Jean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8-08-28" calcext:value-type="date">
            <text:p>28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Jean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Bottl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8-06-13" calcext:value-type="date">
            <text:p>13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Bucke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Mous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Watch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Jewelr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teamer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Televisio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RAM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endriv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Jewelry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8-06-15" calcext:value-type="date">
            <text:p>15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ock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a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7-13" calcext:value-type="date">
            <text:p>1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Jean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ir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8-06-04" calcext:value-type="date">
            <text:p>0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Mou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ho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teame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8-06-18" calcext:value-type="date">
            <text:p>1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Television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ock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hir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hir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endriv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8-07-06" calcext:value-type="date">
            <text:p>0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hir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Mou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Laptop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ir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Jean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7-26" calcext:value-type="date">
            <text:p>2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endriv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Mous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8-08-12" calcext:value-type="date">
            <text:p>12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Table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8-06-28" calcext:value-type="date">
            <text:p>2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ock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7-26" calcext:value-type="date">
            <text:p>2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Jewelry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07-17" calcext:value-type="date">
            <text:p>1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ucke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8-07-11" calcext:value-type="date">
            <text:p>1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Televisi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endriv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06-21" calcext:value-type="date">
            <text:p>2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Jean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RA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08-24" calcext:value-type="date">
            <text:p>24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Ba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8-07-13" calcext:value-type="date">
            <text:p>1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teame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7-13" calcext:value-type="date">
            <text:p>1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Phon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Table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Televisio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Jewelry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endriv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07-26" calcext:value-type="date">
            <text:p>2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hir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Jewelry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Table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Televisio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8-07-30" calcext:value-type="date">
            <text:p>30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Watch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6-21" calcext:value-type="date">
            <text:p>2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Pendriv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Televisio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hir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Jean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8-07-30" calcext:value-type="date">
            <text:p>30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hir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8-08-28" calcext:value-type="date">
            <text:p>28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Phon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ir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8-06-18" calcext:value-type="date">
            <text:p>1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Laptop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a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ucke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8-07-30" calcext:value-type="date">
            <text:p>30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Bucke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Watch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Bottl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hir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8-06-13" calcext:value-type="date">
            <text:p>13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ir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8-07-17" calcext:value-type="date">
            <text:p>1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ottl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Watch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8-06-04" calcext:value-type="date">
            <text:p>0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Televisi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8-08-27" calcext:value-type="date">
            <text:p>27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Jean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7-30" calcext:value-type="date">
            <text:p>30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Table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Ba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Watch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hoe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RA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8-06-28" calcext:value-type="date">
            <text:p>2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hir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8-07-11" calcext:value-type="date">
            <text:p>1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teame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8-08-27" calcext:value-type="date">
            <text:p>27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Laptop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Lapto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RAM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7-13" calcext:value-type="date">
            <text:p>1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PC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endriv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Laptop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7-19" calcext:value-type="date">
            <text:p>19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Mous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Mous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hir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8-07-19" calcext:value-type="date">
            <text:p>19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Sock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8-07-17" calcext:value-type="date">
            <text:p>1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hon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7-17" calcext:value-type="date">
            <text:p>1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Perfum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7-22" calcext:value-type="date">
            <text:p>22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erfum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team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endriv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Watc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Televisi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8-06-21" calcext:value-type="date">
            <text:p>2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C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8-07-30" calcext:value-type="date">
            <text:p>30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teame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7-07" calcext:value-type="date">
            <text:p>0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ottl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7-02" calcext:value-type="date">
            <text:p>02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RAM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7-19" calcext:value-type="date">
            <text:p>19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ho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Jean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06-01" calcext:value-type="date">
            <text:p>0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Table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7-11" calcext:value-type="date">
            <text:p>1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Watch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8-27" calcext:value-type="date">
            <text:p>27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Ba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7-13" calcext:value-type="date">
            <text:p>1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Bottl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7-19" calcext:value-type="date">
            <text:p>19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Jean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8-07-07" calcext:value-type="date">
            <text:p>0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Phon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8-08-27" calcext:value-type="date">
            <text:p>27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o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Watch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7-26" calcext:value-type="date">
            <text:p>2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Televisio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7-07" calcext:value-type="date">
            <text:p>0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Jean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8-07-30" calcext:value-type="date">
            <text:p>30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teame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8-07-30" calcext:value-type="date">
            <text:p>30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Bottl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RAM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8-08-23" calcext:value-type="date">
            <text:p>2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RAM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06-28" calcext:value-type="date">
            <text:p>2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ir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06-01" calcext:value-type="date">
            <text:p>0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Pendriv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18-06-12" calcext:value-type="date">
            <text:p>12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Sock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6-28" calcext:value-type="date">
            <text:p>2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ir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Steam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7-13" calcext:value-type="date">
            <text:p>1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Phon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hon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Televisio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8-07-30" calcext:value-type="date">
            <text:p>30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Lapto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Table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PC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8-12" calcext:value-type="date">
            <text:p>12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Tablet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8-06-28" calcext:value-type="date">
            <text:p>2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8-07-11" calcext:value-type="date">
            <text:p>1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Jewelr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ucke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ock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Jean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Shir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Perfum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o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8-07-22" calcext:value-type="date">
            <text:p>22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hon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7-02" calcext:value-type="date">
            <text:p>02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endriv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Jewelry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7-06" calcext:value-type="date">
            <text:p>0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ir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hon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Bucke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18-06-01" calcext:value-type="date">
            <text:p>01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endriv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Ba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5</text:p>
          </table:table-cell>
          <table:table-cell office:value-type="string" calcext:value-type="string">
            <text:p>Phon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6-18" calcext:value-type="date">
            <text:p>18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Jewelry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RA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7-26" calcext:value-type="date">
            <text:p>26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Pendriv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Phon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7-07" calcext:value-type="date">
            <text:p>07/07/1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Televisio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8-08-27" calcext:value-type="date">
            <text:p>27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Televisio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8-06-15" calcext:value-type="date">
            <text:p>15/06/1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Category4</text:p>
          </table:table-cell>
          <table:table-cell office:value-type="string" calcext:value-type="string">
            <text:p>Sho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8-24" calcext:value-type="date">
            <text:p>24/08/1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Bottle</text:p>
          </table:table-cell>
          <table:table-cell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5:26:35.524190271</meta:creation-date>
    <dc:date>2024-10-19T15:28:01.657081192</dc:date>
    <meta:editing-duration>PT1M26S</meta:editing-duration>
    <meta:editing-cycles>2</meta:editing-cycles>
    <meta:generator>LibreOffice/24.8.2.1$MacOSX_AARCH64 LibreOffice_project/0f794b6e29741098670a3b95d60478a65d05ef13</meta:generator>
    <meta:document-statistic meta:table-count="1" meta:cell-count="1295" meta:object-count="0"/>
  </office:meta>
</office:document-meta>
</file>